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set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7" style:family="table">
      <style:table-properties style:width="17.013cm" fo:margin-left="0cm" table:align="left"/>
    </style:style>
    <style:style style:name="Tabella7.A" style:family="table-column">
      <style:table-column-properties style:column-width="3.572cm"/>
    </style:style>
    <style:style style:name="Tabella7.B" style:family="table-column">
      <style:table-column-properties style:column-width="2.739cm"/>
    </style:style>
    <style:style style:name="Tabella7.C" style:family="table-column">
      <style:table-column-properties style:column-width="5.352cm"/>
    </style:style>
    <style:style style:name="Tabella7.D" style:family="table-column">
      <style:table-column-properties style:column-width="5.35cm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D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2.424cm"/>
    </style:style>
    <style:style style:name="Tabella1.B" style:family="table-column">
      <style:table-column-properties style:column-width="5.491cm"/>
    </style:style>
    <style:style style:name="Tabella1.C" style:family="table-column">
      <style:table-column-properties style:column-width="1.72cm"/>
    </style:style>
    <style:style style:name="Tabella1.D" style:family="table-column">
      <style:table-column-properties style:column-width="3.69cm"/>
    </style:style>
    <style:style style:name="Tabella1.E" style:family="table-column">
      <style:table-column-properties style:column-width="3.688cm"/>
    </style:style>
    <style:style style:name="Tabella1.1" style:family="table-row">
      <style:table-row-properties fo:keep-together="always" style:use-optimal-row-height="false"/>
    </style:style>
    <style:style style:name="Tabel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1.E1" style:family="table-cell">
      <style:table-cell-properties fo:padding="0.097cm" fo:border="0.25pt solid #000000" style:writing-mode="lr-tb"/>
    </style:style>
    <style:style style:name="Tabel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1.E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8" style:family="table">
      <style:table-properties style:width="17.013cm" fo:margin-left="0cm" table:align="left"/>
    </style:style>
    <style:style style:name="Tabella8.A" style:family="table-column">
      <style:table-column-properties style:column-width="2.699cm"/>
    </style:style>
    <style:style style:name="Tabella8.B" style:family="table-column">
      <style:table-column-properties style:column-width="2.408cm"/>
    </style:style>
    <style:style style:name="Tabella8.C" style:family="table-column">
      <style:table-column-properties style:column-width="2.381cm"/>
    </style:style>
    <style:style style:name="Tabella8.D" style:family="table-column">
      <style:table-column-properties style:column-width="2.011cm"/>
    </style:style>
    <style:style style:name="Tabella8.E" style:family="table-column">
      <style:table-column-properties style:column-width="7.514cm"/>
    </style:style>
    <style:style style:name="Tabel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E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7.013cm" fo:margin-left="0cm" table:align="left"/>
    </style:style>
    <style:style style:name="Tabella9.A" style:family="table-column">
      <style:table-column-properties style:column-width="2.699cm"/>
    </style:style>
    <style:style style:name="Tabella9.B" style:family="table-column">
      <style:table-column-properties style:column-width="2.408cm"/>
    </style:style>
    <style:style style:name="Tabella9.C" style:family="table-column">
      <style:table-column-properties style:column-width="2.381cm"/>
    </style:style>
    <style:style style:name="Tabella9.D" style:family="table-column">
      <style:table-column-properties style:column-width="2.011cm"/>
    </style:style>
    <style:style style:name="Tabella9.E" style:family="table-column">
      <style:table-column-properties style:column-width="7.51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E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17.013cm" fo:margin-left="0cm" table:align="left"/>
    </style:style>
    <style:style style:name="Tabella10.A" style:family="table-column">
      <style:table-column-properties style:column-width="2.699cm"/>
    </style:style>
    <style:style style:name="Tabella10.B" style:family="table-column">
      <style:table-column-properties style:column-width="2.408cm"/>
    </style:style>
    <style:style style:name="Tabella10.C" style:family="table-column">
      <style:table-column-properties style:column-width="2.381cm"/>
    </style:style>
    <style:style style:name="Tabella10.D" style:family="table-column">
      <style:table-column-properties style:column-width="2.011cm"/>
    </style:style>
    <style:style style:name="Tabella10.E" style:family="table-column">
      <style:table-column-properties style:column-width="7.514cm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E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7.013cm" fo:margin-left="0cm" table:align="left"/>
    </style:style>
    <style:style style:name="Tabella11.A" style:family="table-column">
      <style:table-column-properties style:column-width="2.699cm"/>
    </style:style>
    <style:style style:name="Tabella11.B" style:family="table-column">
      <style:table-column-properties style:column-width="2.408cm"/>
    </style:style>
    <style:style style:name="Tabella11.C" style:family="table-column">
      <style:table-column-properties style:column-width="2.381cm"/>
    </style:style>
    <style:style style:name="Tabella11.D" style:family="table-column">
      <style:table-column-properties style:column-width="2.011cm"/>
    </style:style>
    <style:style style:name="Tabella11.E" style:family="table-column">
      <style:table-column-properties style:column-width="7.514cm"/>
    </style:style>
    <style:style style:name="Tabel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1.E1" style:family="table-cell">
      <style:table-cell-properties fo:padding="0.097cm" fo:border="0.05pt solid #000000"/>
    </style:style>
    <style:style style:name="Tabella11.A2" style:family="table-cell">
      <style:table-cell-properties fo:padding="0.097cm" fo:border-left="0.05pt solid #000000" fo:border-right="none" fo:border-top="none" fo:border-bottom="0.05pt solid #000000"/>
    </style:style>
    <style:style style:name="Tabella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 style:writing-mode="lr-tb"/>
    </style:style>
    <style:style style:name="Tabella4.A" style:family="table-column">
      <style:table-column-properties style:column-width="8.5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fo:margin-left="0cm" table:align="left"/>
    </style:style>
    <style:style style:name="Tabella2.A" style:family="table-column">
      <style:table-column-properties style:column-width="1.693cm"/>
    </style:style>
    <style:style style:name="Tabella2.B" style:family="table-column">
      <style:table-column-properties style:column-width="15.307cm"/>
    </style:style>
    <style:style style:name="Tabella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2.B1" style:family="table-cell">
      <style:table-cell-properties fo:padding="0.097cm" fo:border="0.25pt solid #000000" style:writing-mode="lr-tb"/>
    </style:style>
    <style:style style:name="Tabella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2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3" style:family="table">
      <style:table-properties style:width="17cm" fo:margin-left="0cm" table:align="left"/>
    </style:style>
    <style:style style:name="Tabella3.A" style:family="table-column">
      <style:table-column-properties style:column-width="1.693cm"/>
    </style:style>
    <style:style style:name="Tabella3.B" style:family="table-column">
      <style:table-column-properties style:column-width="15.307cm"/>
    </style:style>
    <style:style style:name="Tabella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3.B1" style:family="table-cell">
      <style:table-cell-properties fo:padding="0.097cm" fo:border="0.25pt solid #000000" style:writing-mode="lr-tb"/>
    </style:style>
    <style:style style:name="Tabella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3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5.667cm" style:rel-column-width="21844*"/>
    </style:style>
    <style:style style:name="Tabella5.B" style:family="table-column">
      <style:table-column-properties style:column-width="5.667cm" style:rel-column-width="21845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paragraph-rsid="000df22f"/>
    </style:style>
    <style:style style:name="P3" style:family="paragraph" style:parent-style-name="Text_20_body">
      <style:text-properties officeooo:rsid="000df22f" officeooo:paragraph-rsid="000df22f"/>
    </style:style>
    <style:style style:name="P4" style:family="paragraph" style:parent-style-name="Text_20_body">
      <style:paragraph-properties fo:text-align="justify" style:justify-single-word="false"/>
      <style:text-properties fo:font-weight="bold" officeooo:rsid="000df22f" officeooo:paragraph-rsid="000df22f" style:font-weight-asian="bold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font-weight="bold" officeooo:rsid="000f2bec" officeooo:paragraph-rsid="000f2bec" style:font-weight-asian="bold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font-weight="bold" officeooo:rsid="00122072" officeooo:paragraph-rsid="00122072" style:font-weight-asian="bold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weight="bold" officeooo:rsid="00122072" officeooo:paragraph-rsid="00122072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  <style:text-properties fo:font-weight="normal" officeooo:rsid="000f2bec" officeooo:paragraph-rsid="000f2bec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weight="normal" officeooo:rsid="00122072" officeooo:paragraph-rsid="00122072" style:font-weight-asian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weight="normal" officeooo:rsid="00122072" officeooo:paragraph-rsid="00122072" style:font-weight-asian="normal" style:font-weight-complex="normal"/>
    </style:style>
    <style:style style:name="P11" style:family="paragraph" style:parent-style-name="Text_20_body">
      <style:text-properties officeooo:rsid="001a01f9" officeooo:paragraph-rsid="001a01f9"/>
    </style:style>
    <style:style style:name="P12" style:family="paragraph" style:parent-style-name="Text_20_body">
      <style:text-properties officeooo:paragraph-rsid="001a8aa2"/>
    </style:style>
    <style:style style:name="P13" style:family="paragraph" style:parent-style-name="Text_20_body">
      <style:text-properties officeooo:rsid="001ab5a2" officeooo:paragraph-rsid="001ab5a2"/>
    </style:style>
    <style:style style:name="P14" style:family="paragraph" style:parent-style-name="Text_20_body">
      <style:text-properties fo:color="#ff0000" fo:font-weight="bold" officeooo:rsid="000e3f3a" officeooo:paragraph-rsid="001f9312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Table_20_Contents">
      <style:paragraph-properties fo:text-align="justify" style:justify-single-word="false"/>
      <style:text-properties officeooo:paragraph-rsid="000f2bec"/>
    </style:style>
    <style:style style:name="P17" style:family="paragraph" style:parent-style-name="Table_20_Contents">
      <style:paragraph-properties fo:text-align="justify" style:justify-single-word="false"/>
      <style:text-properties officeooo:rsid="000f2bec" officeooo:paragraph-rsid="000f2bec"/>
    </style:style>
    <style:style style:name="P18" style:family="paragraph" style:parent-style-name="Table_20_Contents">
      <style:text-properties fo:font-size="12pt" fo:font-weight="bold" officeooo:rsid="001793f8" officeooo:paragraph-rsid="001793f8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size="12pt" fo:font-weight="bold" officeooo:rsid="000cddff" officeooo:paragraph-rsid="000cddff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font-size="12pt" fo:font-weight="bold" officeooo:rsid="001d1f88" officeooo:paragraph-rsid="001d1f88" style:font-size-asian="12pt" style:font-weight-asian="bold" style:font-size-complex="12pt" style:font-weight-complex="bold"/>
    </style:style>
    <style:style style:name="P21" style:family="paragraph" style:parent-style-name="Table_20_Contents">
      <style:text-properties fo:font-size="12pt" style:font-size-asian="12pt" style:font-size-complex="12pt"/>
    </style:style>
    <style:style style:name="P22" style:family="paragraph" style:parent-style-name="Table_20_Contents">
      <style:text-properties fo:font-size="12pt" officeooo:paragraph-rsid="00141a0c" style:font-size-asian="12pt" style:font-size-complex="12pt"/>
    </style:style>
    <style:style style:name="P23" style:family="paragraph" style:parent-style-name="Table_20_Contents">
      <style:text-properties fo:font-size="12pt" officeooo:rsid="000df22f" officeooo:paragraph-rsid="000df22f" style:font-size-asian="12pt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fo:font-size="12pt" officeooo:rsid="000cddff" officeooo:paragraph-rsid="000cddff" style:font-size-asian="12pt" style:font-size-complex="12pt"/>
    </style:style>
    <style:style style:name="P26" style:family="paragraph" style:parent-style-name="Table_20_Contents">
      <style:text-properties fo:font-size="12pt" officeooo:rsid="001793f8" officeooo:paragraph-rsid="001793f8" style:font-size-asian="12pt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fo:font-size="12pt" officeooo:rsid="001d1f88" officeooo:paragraph-rsid="001d1f88" style:font-size-asian="12pt" style:font-size-complex="12pt"/>
    </style:style>
    <style:style style:name="P28" style:family="paragraph" style:parent-style-name="Table_20_Contents">
      <style:text-properties fo:font-size="12pt" officeooo:rsid="001d1f88" officeooo:paragraph-rsid="001d1f88" style:font-size-asian="12pt" style:font-size-complex="12pt"/>
    </style:style>
    <style:style style:name="P29" style:family="paragraph" style:parent-style-name="Normal">
      <style:text-properties officeooo:rsid="000f2bec" officeooo:paragraph-rsid="000f2bec"/>
    </style:style>
    <style:style style:name="P30" style:family="paragraph" style:parent-style-name="Normal">
      <style:text-properties officeooo:rsid="001585d2" officeooo:paragraph-rsid="001585d2"/>
    </style:style>
    <style:style style:name="P31" style:family="paragraph" style:parent-style-name="Table_20_Heading">
      <style:text-properties fo:font-size="12pt" style:font-size-asian="12pt" style:font-size-complex="12pt"/>
    </style:style>
    <style:style style:name="P32" style:family="paragraph" style:parent-style-name="Table_20_Heading">
      <style:text-properties fo:font-size="12pt" officeooo:rsid="000df22f" officeooo:paragraph-rsid="000df22f" style:font-size-asian="12pt" style:font-size-complex="12pt"/>
    </style:style>
    <style:style style:name="P33" style:family="paragraph" style:parent-style-name="Table_20_Heading">
      <style:text-properties fo:font-size="12pt" officeooo:rsid="001d1f88" officeooo:paragraph-rsid="001d1f88" style:font-size-asian="12pt" style:font-size-complex="12pt"/>
    </style:style>
    <style:style style:name="P34" style:family="paragraph" style:parent-style-name="Table_20_Heading">
      <style:paragraph-properties fo:text-align="start" style:justify-single-word="false"/>
      <style:text-properties fo:color="#000000" fo:font-size="12pt" officeooo:rsid="000df22f" officeooo:paragraph-rsid="000df22f" style:font-size-asian="12pt" style:font-size-complex="12pt"/>
    </style:style>
    <style:style style:name="P35" style:family="paragraph" style:parent-style-name="Text_20_body">
      <style:paragraph-properties fo:margin-top="0.101cm" fo:margin-bottom="0.199cm" loext:contextual-spacing="false"/>
      <style:text-properties style:font-name="Arial" officeooo:rsid="001585d2" officeooo:paragraph-rsid="001585d2"/>
    </style:style>
    <style:style style:name="P36" style:family="paragraph" style:parent-style-name="Text_20_body" style:list-style-name="L1">
      <style:paragraph-properties fo:text-align="justify" style:justify-single-word="false"/>
      <style:text-properties officeooo:rsid="000df22f" officeooo:paragraph-rsid="000df22f"/>
    </style:style>
    <style:style style:name="P37" style:family="paragraph" style:parent-style-name="Text_20_body">
      <style:text-properties officeooo:paragraph-rsid="00141a0c"/>
    </style:style>
    <style:style style:name="P38" style:family="paragraph" style:parent-style-name="Text_20_body">
      <style:text-properties officeooo:rsid="000f9612" officeooo:paragraph-rsid="00214817"/>
    </style:style>
    <style:style style:name="P39" style:family="paragraph" style:parent-style-name="Text_20_body">
      <style:text-properties officeooo:paragraph-rsid="00214817"/>
    </style:style>
    <style:style style:name="P40" style:family="paragraph" style:parent-style-name="Heading_20_1">
      <style:paragraph-properties fo:text-align="justify" style:justify-single-word="false"/>
    </style:style>
    <style:style style:name="P41" style:family="paragraph" style:parent-style-name="Heading_20_2">
      <style:text-properties officeooo:paragraph-rsid="001f9312"/>
    </style:style>
    <style:style style:name="P42" style:family="paragraph" style:parent-style-name="Heading_20_2">
      <style:text-properties officeooo:paragraph-rsid="00141a0c"/>
    </style:style>
    <style:style style:name="P43" style:family="paragraph" style:parent-style-name="Heading_20_2">
      <style:text-properties officeooo:rsid="000f9612" officeooo:paragraph-rsid="00214817"/>
    </style:style>
    <style:style style:name="P44" style:family="paragraph" style:parent-style-name="Heading_20_2">
      <style:paragraph-properties fo:margin-top="0.101cm" fo:margin-bottom="0.199cm" loext:contextual-spacing="false"/>
      <style:text-properties officeooo:paragraph-rsid="00135077"/>
    </style:style>
    <style:style style:name="P45" style:family="paragraph" style:parent-style-name="Heading_20_3">
      <style:text-properties style:font-name="Arial" fo:font-size="12pt" style:font-size-asian="12pt" style:font-size-complex="12pt"/>
    </style:style>
    <style:style style:name="P46" style:family="paragraph" style:parent-style-name="Heading_20_3">
      <style:paragraph-properties fo:text-align="start" style:justify-single-word="false"/>
      <style:text-properties style:font-name="Arial" fo:font-size="12pt" fo:font-weight="bold" officeooo:rsid="00122072" officeooo:paragraph-rsid="00122072" style:font-size-asian="12pt" style:font-weight-asian="bold" style:font-size-complex="12pt" style:font-weight-complex="bold"/>
    </style:style>
    <style:style style:name="P47" style:family="paragraph" style:parent-style-name="Heading_20_3">
      <style:text-properties fo:font-size="12pt" style:font-size-asian="12pt" style:font-size-complex="12pt"/>
    </style:style>
    <style:style style:name="P48" style:family="paragraph" style:parent-style-name="Heading_20_3">
      <style:text-properties fo:font-size="12pt" officeooo:paragraph-rsid="001585d2" style:font-size-asian="12pt" style:font-size-complex="12pt"/>
    </style:style>
    <style:style style:name="P49" style:family="paragraph" style:parent-style-name="Title" style:master-page-name="MP0">
      <style:paragraph-properties style:page-number="auto" fo:break-before="page"/>
    </style:style>
    <style:style style:name="P50" style:family="paragraph" style:parent-style-name="Table_20_Contents">
      <style:text-properties fo:font-weight="bold" officeooo:rsid="000f9612" officeooo:paragraph-rsid="00214817" style:font-weight-asian="bold" style:font-weight-complex="bold"/>
    </style:style>
    <style:style style:name="P51" style:family="paragraph" style:parent-style-name="Table_20_Contents">
      <style:text-properties officeooo:rsid="000f9612" officeooo:paragraph-rsid="00214817"/>
    </style:style>
    <style:style style:name="P52" style:family="paragraph" style:parent-style-name="Table_20_Contents">
      <style:text-properties officeooo:paragraph-rsid="00214817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officeooo:rsid="000cddf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df22f" style:font-weight-asian="bold" style:font-weight-complex="bold"/>
    </style:style>
    <style:style style:name="T5" style:family="text">
      <style:text-properties officeooo:rsid="000aa146"/>
    </style:style>
    <style:style style:name="T6" style:family="text">
      <style:text-properties officeooo:rsid="000c50fc"/>
    </style:style>
    <style:style style:name="T7" style:family="text">
      <style:text-properties officeooo:rsid="000cddff"/>
    </style:style>
    <style:style style:name="T8" style:family="text">
      <style:text-properties officeooo:rsid="000df22f"/>
    </style:style>
    <style:style style:name="T9" style:family="text">
      <style:text-properties style:font-name="Arial"/>
    </style:style>
    <style:style style:name="T10" style:family="text">
      <style:text-properties style:font-name="Arial" officeooo:rsid="00135077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135077"/>
    </style:style>
    <style:style style:name="T13" style:family="text">
      <style:text-properties officeooo:rsid="00141a0c"/>
    </style:style>
    <style:style style:name="T14" style:family="text">
      <style:text-properties officeooo:rsid="001585d2"/>
    </style:style>
    <style:style style:name="T15" style:family="text">
      <style:text-properties officeooo:rsid="0019935e"/>
    </style:style>
    <style:style style:name="T16" style:family="text">
      <style:text-properties officeooo:rsid="001a8aa2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color="#ff0000" style:font-name="Arial" officeooo:rsid="001f9312"/>
    </style:style>
    <style:style style:name="T19" style:family="text">
      <style:text-properties officeooo:rsid="00214817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eeeeee" style:background-transparency="0%" draw:fill="solid" draw:fill-color="#eeeeee" draw:opacity="100%" fo:padding="0cm" fo:border="0.74pt solid #000000" style:writing-mode="lr-tb" draw:textarea-vertical-align="top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BOZZA PROGETTAZIONE <text:span text:style-name="T5">LOGICA</text:span></text:p>
      <text:p text:style-name="Text_20_body"/>
      <text:p text:style-name="P14">IMPORTANTE: tutte le sezioni sono obbligatorie. Relazioni con sezioni mancanti non verranno corrette.</text:p>
      <text:h text:style-name="Heading_20_1" text:outline-level="1"><text:span text:style-name="T6">2</text:span>.1 <text:span text:style-name="T6">Tavola dei volumi</text:span></text:h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row>
          <table:table-cell table:style-name="Tabella7.A1" office:value-type="string">
            <text:p text:style-name="P19">Concetto</text:p>
            <text:p text:style-name="P19"/>
          </table:table-cell>
          <table:table-cell table:style-name="Tabella7.A1" office:value-type="string">
            <text:p text:style-name="P19">Tipo</text:p>
            <text:p text:style-name="P19"/>
          </table:table-cell>
          <table:table-cell table:style-name="Tabella7.A1" office:value-type="string">
            <text:p text:style-name="P19">Volume</text:p>
          </table:table-cell>
          <table:table-cell table:style-name="Tabella7.D1" office:value-type="string">
            <text:p text:style-name="P20">Motivazioni</text:p>
          </table:table-cell>
        </table:table-row>
        <table:table-row>
          <table:table-cell table:style-name="Tabella7.A2" office:value-type="string">
            <text:p text:style-name="P25">&lt;concetto&gt;</text:p>
          </table:table-cell>
          <table:table-cell table:style-name="Tabella7.A2" office:value-type="string">
            <text:p text:style-name="P25">&lt;E|A&gt;</text:p>
          </table:table-cell>
          <table:table-cell table:style-name="Tabella7.A2" office:value-type="string">
            <text:p text:style-name="P25">&lt;volume&gt;</text:p>
          </table:table-cell>
          <table:table-cell table:style-name="Tabella7.D2" office:value-type="string">
            <text:p text:style-name="P27">&lt;se c’è un motivo per questo volume (es. dipende da un altro volume) lo scrivo qui&gt;</text:p>
          </table:table-cell>
        </table:table-row>
        <table:table-row>
          <table:table-cell table:style-name="Tabella7.A2" office:value-type="string">
            <text:p text:style-name="P24"/>
          </table:table-cell>
          <table:table-cell table:style-name="Tabella7.A2" office:value-type="string">
            <text:p text:style-name="P24"/>
          </table:table-cell>
          <table:table-cell table:style-name="Tabella7.A2" office:value-type="string">
            <text:p text:style-name="P24"/>
          </table:table-cell>
          <table:table-cell table:style-name="Tabella7.D2" office:value-type="string">
            <text:p text:style-name="P24"/>
          </table:table-cell>
        </table:table-row>
        <table:table-row>
          <table:table-cell table:style-name="Tabella7.A2" office:value-type="string">
            <text:p text:style-name="P24"/>
          </table:table-cell>
          <table:table-cell table:style-name="Tabella7.A2" office:value-type="string">
            <text:p text:style-name="P24"/>
          </table:table-cell>
          <table:table-cell table:style-name="Tabella7.A2" office:value-type="string">
            <text:p text:style-name="P24"/>
          </table:table-cell>
          <table:table-cell table:style-name="Tabella7.D2" office:value-type="string">
            <text:p text:style-name="P24"/>
          </table:table-cell>
        </table:table-row>
      </table:table>
      <text:p text:style-name="P1"><text:span text:style-name="Default_20_Paragraph_20_Font"><text:span text:style-name="T1"/></text:span></text:p>
      <text:p text:style-name="P1"><text:span text:style-name="Default_20_Paragraph_20_Font"><text:span text:style-name="T1">&lt; </text:span></text:span><text:span text:style-name="Default_20_Paragraph_20_Font"><text:span text:style-name="T2">eventuali osservazioni. In particolare descrivere il ragionamento che ha portato a certi valori non espliciti nei requisiti.</text:span></text:span><text:span text:style-name="Default_20_Paragraph_20_Font"><text:span text:style-name="T1">&gt;</text:span></text:span></text:p>
      <text:h text:style-name="Heading_20_1" text:outline-level="1"><text:span text:style-name="T7">2</text:span>.2 <text:span text:style-name="T7">Tavola delle operazioni</text:span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34">Operazione</text:p>
              <text:p text:style-name="P31"/>
            </table:table-cell>
            <table:table-cell table:style-name="Tabella1.A1" office:value-type="string">
              <text:p text:style-name="P31">Descrizione</text:p>
            </table:table-cell>
            <table:table-cell table:style-name="Tabella1.A1" office:value-type="string">
              <text:p text:style-name="P32">Tipo</text:p>
            </table:table-cell>
            <table:table-cell table:style-name="Tabella1.A1" office:value-type="string">
              <text:p text:style-name="P32">Frequenza</text:p>
            </table:table-cell>
            <table:table-cell table:style-name="Tabella1.E1" office:value-type="string">
              <text:p text:style-name="P33">Motivazioni</text:p>
            </table:table-cell>
          </table:table-row>
        </table:table-header-rows>
        <table:table-row table:style-name="Tabella1.1">
          <table:table-cell table:style-name="Tabella1.A2" office:value-type="string">
            <text:p text:style-name="P23">Op1</text:p>
          </table:table-cell>
          <table:table-cell table:style-name="Tabella1.A2" office:value-type="string">
            <text:p text:style-name="P21">&lt;breve descrizione&gt;</text:p>
          </table:table-cell>
          <table:table-cell table:style-name="Tabella1.A2" office:value-type="string">
            <text:p text:style-name="P21">&lt;<text:span text:style-name="T8">I|B</text:span>&gt;</text:p>
          </table:table-cell>
          <table:table-cell table:style-name="Tabella1.A2" office:value-type="string">
            <text:p text:style-name="P21">&lt;<text:span text:style-name="T8">frequenza</text:span>&gt;</text:p>
          </table:table-cell>
          <table:table-cell table:style-name="Tabella1.E2" office:value-type="string">
            <text:p text:style-name="P28">&lt; se c’è un motivo per questa frequenza lo scrivo qui&gt;</text:p>
          </table:table-cell>
        </table:table-row>
        <table:table-row table:style-name="Tabella1.1">
          <table:table-cell table:style-name="Tabella1.A2" office:value-type="string">
            <text:p text:style-name="P23">Op2</text:p>
          </table:table-cell>
          <table:table-cell table:style-name="Tabella1.A2" office:value-type="string">
            <text:p text:style-name="P21"/>
          </table:table-cell>
          <table:table-cell table:style-name="Tabella1.A2" office:value-type="string">
            <text:p text:style-name="P21"/>
          </table:table-cell>
          <table:table-cell table:style-name="Tabella1.A2" office:value-type="string">
            <text:p text:style-name="P21"/>
          </table:table-cell>
          <table:table-cell table:style-name="Tabella1.E2" office:value-type="string">
            <text:p text:style-name="P21"/>
          </table:table-cell>
        </table:table-row>
        <table:table-row table:style-name="Tabella1.1">
          <table:table-cell table:style-name="Tabella1.A2" office:value-type="string">
            <text:p text:style-name="P21">...</text:p>
          </table:table-cell>
          <table:table-cell table:style-name="Tabella1.A2" office:value-type="string">
            <text:p text:style-name="P21">...</text:p>
          </table:table-cell>
          <table:table-cell table:style-name="Tabella1.A2" office:value-type="string">
            <text:p text:style-name="P21">...</text:p>
          </table:table-cell>
          <table:table-cell table:style-name="Tabella1.A2" office:value-type="string">
            <text:p text:style-name="P21">...</text:p>
          </table:table-cell>
          <table:table-cell table:style-name="Tabella1.E2" office:value-type="string">
            <text:p text:style-name="P21"/>
          </table:table-cell>
        </table:table-row>
      </table:table>
      <text:p text:style-name="Text_20_body"/>
      <text:p text:style-name="P3">&lt; eventuali osservazioni sulle operazioni&gt;</text:p>
      <text:h text:style-name="P40" text:outline-level="1"><text:span text:style-name="T8">2.</text:span>3 Ristrutturazione dello schema E-R<text:span text:style-name="T8"> </text:span></text:h>
      <text:h text:style-name="Heading_20_2" text:outline-level="2">2.3.1 <text:span text:style-name="T9">Analisi delle ridondanze</text:span></text:h>
      <text:p text:style-name="Text_20_body">&lt;minimo 2 massimo 4 ridondanze&gt;</text:p>
      <text:p text:style-name="Text_20_body">&lt;specificare eventuale soglia accessi risparmiati/byte aggiuntivi&gt;</text:p>
      <text:h text:style-name="P45" text:outline-level="3"><text:span text:style-name="T3">2.3.1.1 RIDONDANZA 1</text:span> <text:span text:style-name="T3">(&lt;nome ridondanza (attributo, associazione, ...)&gt;)</text:span></text:h>
      <text:p text:style-name="P2"><draw:frame draw:style-name="fr1" draw:name="Cornice1" text:anchor-type="paragraph" svg:x="0.15cm" svg:y="0.46cm" svg:width="9.132cm" style:rel-width="scale" svg:height="3.156cm" style:rel-height="scale" draw:z-index="0"><draw:text-box><text:p text:style-name="P29">Schema riassuntivo della ridondanza (vedi slide)</text:p></draw:text-box></draw:frame><text:soft-page-break/><text:span text:style-name="T4">DERIVAZIONE:</text:span><text:span text:style-name="T8"> &lt;descrivere come la ridondanza è derivabile&gt;</text:span></text:p>
      <text:p text:style-name="P4">OPERAZIONI COINVOLTE</text:p>
      <text:list xml:id="list2080302843" text:style-name="L1">
        <text:list-item>
          <text:p text:style-name="P36">Opx</text:p>
        </text:list-item>
        <text:list-item>
          <text:p text:style-name="P36">Opy</text:p>
        </text:list-item>
        <text:list-item>
          <text:p text:style-name="P36">Opz</text:p>
        </text:list-item>
      </text:list>
      <text:p text:style-name="P5">PRESENZA DI RIDONDANZA</text:p>
      <text:p text:style-name="P5">Opx</text:p>
      <text:p text:style-name="P8"><draw:frame draw:style-name="fr1" draw:name="Cornice2" text:anchor-type="paragraph" svg:x="0.15cm" svg:y="0.46cm" svg:width="9.132cm" style:rel-width="scale" svg:height="3.156cm" style:rel-height="scale" draw:z-index="1"><draw:text-box><text:p text:style-name="P29">Schema di operazione</text:p></draw:text-box></draw:frame>Tavola degli accessi: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row>
          <table:table-cell table:style-name="Tabella8.A1" office:value-type="string">
            <text:p text:style-name="P17">Concetto</text:p>
          </table:table-cell>
          <table:table-cell table:style-name="Tabella8.A1" office:value-type="string">
            <text:p text:style-name="P17">Costrutto</text:p>
          </table:table-cell>
          <table:table-cell table:style-name="Tabella8.A1" office:value-type="string">
            <text:p text:style-name="P17">Accessi</text:p>
          </table:table-cell>
          <table:table-cell table:style-name="Tabella8.A1" office:value-type="string">
            <text:p text:style-name="P17">Tipo</text:p>
          </table:table-cell>
          <table:table-cell table:style-name="Tabella8.E1" office:value-type="string">
            <text:p text:style-name="P17">Descrizione</text:p>
          </table:table-cell>
        </table:table-row>
        <table:table-row>
          <table:table-cell table:style-name="Tabella8.A2" office:value-type="string">
            <text:p text:style-name="P15"/>
          </table:table-cell>
          <table:table-cell table:style-name="Tabella8.A2" office:value-type="string">
            <text:p text:style-name="P15"/>
          </table:table-cell>
          <table:table-cell table:style-name="Tabella8.A2" office:value-type="string">
            <text:p text:style-name="P15"/>
          </table:table-cell>
          <table:table-cell table:style-name="Tabella8.A2" office:value-type="string">
            <text:p text:style-name="P15"/>
          </table:table-cell>
          <table:table-cell table:style-name="Tabella8.E2" office:value-type="string">
            <text:p text:style-name="P15"/>
          </table:table-cell>
        </table:table-row>
        <table:table-row>
          <table:table-cell table:style-name="Tabella8.A2" office:value-type="string">
            <text:p text:style-name="P15"/>
          </table:table-cell>
          <table:table-cell table:style-name="Tabella8.A2" office:value-type="string">
            <text:p text:style-name="P15"/>
          </table:table-cell>
          <table:table-cell table:style-name="Tabella8.A2" office:value-type="string">
            <text:p text:style-name="P15"/>
          </table:table-cell>
          <table:table-cell table:style-name="Tabella8.A2" office:value-type="string">
            <text:p text:style-name="P15"/>
          </table:table-cell>
          <table:table-cell table:style-name="Tabella8.E2" office:value-type="string">
            <text:p text:style-name="P15"/>
          </table:table-cell>
        </table:table-row>
      </table:table>
      <text:p text:style-name="P8"/>
      <text:p text:style-name="P8">Costo: <text:tab/>S:<text:tab/><text:tab/><text:tab/>L:<text:tab/><text:tab/><text:tab/>TOT:</text:p>
      <text:p text:style-name="P5">Opy</text:p>
      <text:p text:style-name="P8"><draw:frame draw:style-name="fr1" draw:name="Cornice3" text:anchor-type="paragraph" svg:x="0.15cm" svg:y="0.46cm" svg:width="9.132cm" style:rel-width="scale" svg:height="3.156cm" style:rel-height="scale" draw:z-index="2"><draw:text-box><text:p text:style-name="P29">Schema di operazione</text:p></draw:text-box></draw:frame>Tavola degli accessi: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row>
          <table:table-cell table:style-name="Tabella9.A1" office:value-type="string">
            <text:p text:style-name="P17">Concetto</text:p>
          </table:table-cell>
          <table:table-cell table:style-name="Tabella9.A1" office:value-type="string">
            <text:p text:style-name="P17">Costrutto</text:p>
          </table:table-cell>
          <table:table-cell table:style-name="Tabella9.A1" office:value-type="string">
            <text:p text:style-name="P17">Accessi</text:p>
          </table:table-cell>
          <table:table-cell table:style-name="Tabella9.A1" office:value-type="string">
            <text:p text:style-name="P17">Tipo</text:p>
          </table:table-cell>
          <table:table-cell table:style-name="Tabella9.E1" office:value-type="string">
            <text:p text:style-name="P17">Descrizione</text:p>
          </table:table-cell>
        </table:table-row>
        <table:table-row>
          <table:table-cell table:style-name="Tabella9.A2" office:value-type="string">
            <text:p text:style-name="P16"/>
          </table:table-cell>
          <table:table-cell table:style-name="Tabella9.A2" office:value-type="string">
            <text:p text:style-name="P16"/>
          </table:table-cell>
          <table:table-cell table:style-name="Tabella9.A2" office:value-type="string">
            <text:p text:style-name="P16"/>
          </table:table-cell>
          <table:table-cell table:style-name="Tabella9.A2" office:value-type="string">
            <text:p text:style-name="P16"/>
          </table:table-cell>
          <table:table-cell table:style-name="Tabella9.E2" office:value-type="string">
            <text:p text:style-name="P16"/>
          </table:table-cell>
        </table:table-row>
        <table:table-row>
          <table:table-cell table:style-name="Tabella9.A2" office:value-type="string">
            <text:p text:style-name="P16"/>
          </table:table-cell>
          <table:table-cell table:style-name="Tabella9.A2" office:value-type="string">
            <text:p text:style-name="P16"/>
          </table:table-cell>
          <table:table-cell table:style-name="Tabella9.A2" office:value-type="string">
            <text:p text:style-name="P16"/>
          </table:table-cell>
          <table:table-cell table:style-name="Tabella9.A2" office:value-type="string">
            <text:p text:style-name="P16"/>
          </table:table-cell>
          <table:table-cell table:style-name="Tabella9.E2" office:value-type="string">
            <text:p text:style-name="P16"/>
          </table:table-cell>
        </table:table-row>
      </table:table>
      <text:p text:style-name="P8"/>
      <text:p text:style-name="P8"><text:soft-page-break/>Costo: <text:tab/>S:<text:tab/><text:tab/><text:tab/>L:<text:tab/><text:tab/><text:tab/>TOT:</text:p>
      <text:p text:style-name="P8">…</text:p>
      <text:p text:style-name="P5">ASSENZA DI RIDONDANZA</text:p>
      <text:p text:style-name="P5">Opx</text:p>
      <text:p text:style-name="P8"><draw:frame draw:style-name="fr1" draw:name="Cornice4" text:anchor-type="paragraph" svg:x="0.15cm" svg:y="0.46cm" svg:width="9.132cm" style:rel-width="scale" svg:height="3.156cm" style:rel-height="scale" draw:z-index="3"><draw:text-box><text:p text:style-name="P29">Schema di operazione</text:p></draw:text-box></draw:frame>Tavola degli accessi: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column table:style-name="Tabella10.E"/>
        <table:table-row>
          <table:table-cell table:style-name="Tabella10.A1" office:value-type="string">
            <text:p text:style-name="P17">Concetto</text:p>
          </table:table-cell>
          <table:table-cell table:style-name="Tabella10.A1" office:value-type="string">
            <text:p text:style-name="P17">Costrutto</text:p>
          </table:table-cell>
          <table:table-cell table:style-name="Tabella10.A1" office:value-type="string">
            <text:p text:style-name="P17">Accessi</text:p>
          </table:table-cell>
          <table:table-cell table:style-name="Tabella10.A1" office:value-type="string">
            <text:p text:style-name="P17">Tipo</text:p>
          </table:table-cell>
          <table:table-cell table:style-name="Tabella10.E1" office:value-type="string">
            <text:p text:style-name="P17">Descrizione</text:p>
          </table:table-cell>
        </table:table-row>
        <table:table-row>
          <table:table-cell table:style-name="Tabella10.A2" office:value-type="string">
            <text:p text:style-name="P16"/>
          </table:table-cell>
          <table:table-cell table:style-name="Tabella10.A2" office:value-type="string">
            <text:p text:style-name="P16"/>
          </table:table-cell>
          <table:table-cell table:style-name="Tabella10.A2" office:value-type="string">
            <text:p text:style-name="P16"/>
          </table:table-cell>
          <table:table-cell table:style-name="Tabella10.A2" office:value-type="string">
            <text:p text:style-name="P16"/>
          </table:table-cell>
          <table:table-cell table:style-name="Tabella10.E2" office:value-type="string">
            <text:p text:style-name="P16"/>
          </table:table-cell>
        </table:table-row>
        <table:table-row>
          <table:table-cell table:style-name="Tabella10.A2" office:value-type="string">
            <text:p text:style-name="P16"/>
          </table:table-cell>
          <table:table-cell table:style-name="Tabella10.A2" office:value-type="string">
            <text:p text:style-name="P16"/>
          </table:table-cell>
          <table:table-cell table:style-name="Tabella10.A2" office:value-type="string">
            <text:p text:style-name="P16"/>
          </table:table-cell>
          <table:table-cell table:style-name="Tabella10.A2" office:value-type="string">
            <text:p text:style-name="P16"/>
          </table:table-cell>
          <table:table-cell table:style-name="Tabella10.E2" office:value-type="string">
            <text:p text:style-name="P16"/>
          </table:table-cell>
        </table:table-row>
      </table:table>
      <text:p text:style-name="P8"/>
      <text:p text:style-name="P8">Costo: <text:tab/>S:<text:tab/><text:tab/><text:tab/>L:<text:tab/><text:tab/><text:tab/>TOT:</text:p>
      <text:p text:style-name="P5">Opy</text:p>
      <text:p text:style-name="P8"><draw:frame draw:style-name="fr1" draw:name="Cornice5" text:anchor-type="paragraph" svg:x="0.15cm" svg:y="0.46cm" svg:width="9.132cm" style:rel-width="scale" svg:height="3.156cm" style:rel-height="scale" draw:z-index="4"><draw:text-box><text:p text:style-name="P29">Schema di operazione</text:p></draw:text-box></draw:frame>Tavola degli accessi:</text:p>
      <table:table table:name="Tabella11" table:style-name="Tabella11">
        <table:table-column table:style-name="Tabella11.A"/>
        <table:table-column table:style-name="Tabella11.B"/>
        <table:table-column table:style-name="Tabella11.C"/>
        <table:table-column table:style-name="Tabella11.D"/>
        <table:table-column table:style-name="Tabella11.E"/>
        <table:table-row>
          <table:table-cell table:style-name="Tabella11.A1" office:value-type="string">
            <text:p text:style-name="P17">Concetto</text:p>
          </table:table-cell>
          <table:table-cell table:style-name="Tabella11.A1" office:value-type="string">
            <text:p text:style-name="P17">Costrutto</text:p>
          </table:table-cell>
          <table:table-cell table:style-name="Tabella11.A1" office:value-type="string">
            <text:p text:style-name="P17">Accessi</text:p>
          </table:table-cell>
          <table:table-cell table:style-name="Tabella11.A1" office:value-type="string">
            <text:p text:style-name="P17">Tipo</text:p>
          </table:table-cell>
          <table:table-cell table:style-name="Tabella11.E1" office:value-type="string">
            <text:p text:style-name="P17">Descrizione</text:p>
          </table:table-cell>
        </table:table-row>
        <table:table-row>
          <table:table-cell table:style-name="Tabella11.A2" office:value-type="string">
            <text:p text:style-name="P16"/>
          </table:table-cell>
          <table:table-cell table:style-name="Tabella11.A2" office:value-type="string">
            <text:p text:style-name="P16"/>
          </table:table-cell>
          <table:table-cell table:style-name="Tabella11.A2" office:value-type="string">
            <text:p text:style-name="P16"/>
          </table:table-cell>
          <table:table-cell table:style-name="Tabella11.A2" office:value-type="string">
            <text:p text:style-name="P16"/>
          </table:table-cell>
          <table:table-cell table:style-name="Tabella11.E2" office:value-type="string">
            <text:p text:style-name="P16"/>
          </table:table-cell>
        </table:table-row>
        <table:table-row>
          <table:table-cell table:style-name="Tabella11.A2" office:value-type="string">
            <text:p text:style-name="P16"/>
          </table:table-cell>
          <table:table-cell table:style-name="Tabella11.A2" office:value-type="string">
            <text:p text:style-name="P16"/>
          </table:table-cell>
          <table:table-cell table:style-name="Tabella11.A2" office:value-type="string">
            <text:p text:style-name="P16"/>
          </table:table-cell>
          <table:table-cell table:style-name="Tabella11.A2" office:value-type="string">
            <text:p text:style-name="P16"/>
          </table:table-cell>
          <table:table-cell table:style-name="Tabella11.E2" office:value-type="string">
            <text:p text:style-name="P16"/>
          </table:table-cell>
        </table:table-row>
      </table:table>
      <text:p text:style-name="P8"/>
      <text:p text:style-name="P8">Costo: <text:tab/>S:<text:tab/><text:tab/><text:tab/>L:<text:tab/><text:tab/><text:tab/>TOT:</text:p>
      <text:p text:style-name="P8">…</text:p>
      <text:p text:style-name="P6">TOTALI PER RIDONDANZA 1</text:p>
      <text:p text:style-name="P6">Presenza di ridondanza</text:p>
      <text:p text:style-name="P9"><text:span text:style-name="T3">Spazio:</text:span> &lt;...&gt;</text:p>
      <text:p text:style-name="P9"><text:span text:style-name="T3">Tempo:</text:span> &lt;...&gt;</text:p>
      <text:p text:style-name="P6">Assenza di ridondanza</text:p>
      <text:p text:style-name="P9"><text:soft-page-break/><text:span text:style-name="T3">Spazio:</text:span> &lt;...&gt;</text:p>
      <text:p text:style-name="P9"><text:span text:style-name="T3">Tempo:</text:span> &lt;...&gt;</text:p>
      <text:p text:style-name="P6">Decisione: <text:span text:style-name="T11">&lt;...&gt;</text:span></text:p>
      <text:h text:style-name="P46" text:outline-level="3">2.3.1.2 RIDONDANZA 2<text:span text:style-name="T11"> </text:span>(&lt;nome ridondanza (attributo, associazione, ...)&gt;)</text:h>
      <text:p text:style-name="P10">&lt;come per ridondanza 1&gt;</text:p>
      <text:p text:style-name="P7">&lt;eventuali ridondanze 3 e 4&gt;</text:p>
      <text:h text:style-name="P44" text:outline-level="2">2.3.<text:span text:style-name="T12">2</text:span> <text:span text:style-name="T9">Eliminazione delle generalizzazioni </text:span><text:span text:style-name="T18">(opzionale)</text:span></text:h>
      <text:p text:style-name="Text_20_body">&lt;se ce ne sono&gt;</text:p>
      <text:h text:style-name="P47" text:outline-level="3">2.3.2.1 Generalizzazione 1 (&lt;generalizzazione&gt;)</text:h>
      <text:p text:style-name="P35"><draw:frame draw:style-name="fr1" draw:name="Cornice7" text:anchor-type="paragraph" svg:x="0.15cm" svg:y="0.46cm" svg:width="6.352cm" style:rel-width="scale" svg:height="3.649cm" style:rel-height="scale" draw:z-index="6"><draw:text-box><text:p text:style-name="P30">PORZIONE DI SCHEMA PRIMA DELL’ELIMINAZIONE</text:p></draw:text-box></draw:frame><draw:frame draw:style-name="fr1" draw:name="Cornice8" text:anchor-type="paragraph" svg:x="0.15cm" svg:y="0.46cm" svg:width="6.352cm" style:rel-width="scale" svg:height="3.649cm" style:rel-height="scale" draw:z-index="7"><draw:text-box><text:p text:style-name="P30">PORZIONE DI SCHEMA PRIMA DELL’ELIMINAZIONE</text:p></draw:text-box></draw:frame><draw:frame draw:style-name="fr1" draw:name="Cornice9" text:anchor-type="paragraph" svg:x="8.183cm" svg:y="0.46cm" svg:width="6.352cm" style:rel-width="scale" svg:height="3.649cm" style:rel-height="scale" draw:z-index="8"><draw:text-box><text:p text:style-name="P30">PORZIONE DI SCHEMA DOPO L’ELIMINAZIONE</text:p></draw:text-box></draw:frame></text:p>
      <text:p text:style-name="P12">&lt;commenti su tecnica usata e motivazioni.&gt;<text:line-break/><text:span text:style-name="T16">&lt;regole aziendali introdotte&gt;</text:span></text:p>
      <text:h text:style-name="P41" text:outline-level="2"><text:span text:style-name="T9">2.3.</text:span><text:span text:style-name="T10">3</text:span><text:span text:style-name="T9"> </text:span><text:span text:style-name="T10">P</text:span><text:span text:style-name="T9">artizionamento/accorpamento di entità e associazioni </text:span><text:span text:style-name="T18">(opzionale)</text:span></text:h>
      <text:p text:style-name="Text_20_body">&lt;se ce ne sono&gt;</text:p>
      <text:h text:style-name="P48" text:outline-level="3">2.3.<text:span text:style-name="T14">3</text:span>.1 <text:span text:style-name="T14">Partizionamento/Accorpamento</text:span> 1 (&lt;generalizzazione&gt;)</text:h>
      <text:p text:style-name="P35"><draw:frame draw:style-name="fr1" draw:name="Cornice10" text:anchor-type="paragraph" svg:x="0.15cm" svg:y="0.46cm" svg:width="6.352cm" style:rel-width="scale" svg:height="3.649cm" style:rel-height="scale" draw:z-index="9"><draw:text-box><text:p text:style-name="P30">PORZIONE DI SCHEMA PRIMA DELL’ELIMINAZIONE</text:p></draw:text-box></draw:frame><draw:frame draw:style-name="fr1" draw:name="Cornice11" text:anchor-type="paragraph" svg:x="0.15cm" svg:y="0.46cm" svg:width="6.352cm" style:rel-width="scale" svg:height="3.649cm" style:rel-height="scale" draw:z-index="10"><draw:text-box><text:p text:style-name="P30">PORZIONE DI SCHEMA PRIMA DEL PARTIZIONAMENTO/<text:line-break/>ACCORPAMENTO</text:p></draw:text-box></draw:frame><draw:frame draw:style-name="fr1" draw:name="Cornice12" text:anchor-type="paragraph" svg:x="8.183cm" svg:y="0.46cm" svg:width="6.352cm" style:rel-width="scale" svg:height="3.649cm" style:rel-height="scale" draw:z-index="11"><draw:text-box><text:p text:style-name="P30">PORZIONE DI SCHEMA DOPO IL PARTIZIONAMENTO/<text:line-break/>ACCORPAMENTO</text:p></draw:text-box></draw:frame></text:p>
      <text:p text:style-name="Text_20_body">&lt;commenti su tecnica usata e motivazioni&gt;</text:p>
      <text:p text:style-name="Text_20_body"/>
      <text:p text:style-name="Text_20_body"/>
      <text:p text:style-name="Text_20_body"/>
      <text:h text:style-name="Heading_20_2" text:outline-level="2"><text:soft-page-break/><text:span text:style-name="T12">2.3.4 S</text:span>celta degli identificatori principali </text:h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8">Entità</text:p>
          </table:table-cell>
          <table:table-cell table:style-name="Tabella4.B1" office:value-type="string">
            <text:p text:style-name="P18">Identificatore principale</text:p>
            <text:p text:style-name="P18"/>
          </table:table-cell>
        </table:table-row>
        <table:table-row>
          <table:table-cell table:style-name="Tabella4.A2" office:value-type="string">
            <text:p text:style-name="P26">&lt;nome entità&gt;</text:p>
          </table:table-cell>
          <table:table-cell table:style-name="Tabella4.B2" office:value-type="string">
            <text:p text:style-name="P26">&lt;attributo/i <text:span text:style-name="T15">scelto/i </text:span>oppure SURROGATO&gt;</text:p>
          </table:table-cell>
        </table:table-row>
        <table:table-row>
          <table:table-cell table:style-name="Tabella4.A2" office:value-type="string">
            <text:p text:style-name="P21">… </text:p>
          </table:table-cell>
          <table:table-cell table:style-name="Tabella4.B2" office:value-type="string">
            <text:p text:style-name="P21"/>
          </table:table-cell>
        </table:table-row>
      </table:table>
      <text:p text:style-name="Text_20_body"/>
      <text:p text:style-name="P11">&lt;eventuali commenti. In particolare, va spiegata la scelta di introdurre identificatori surrogati&gt;</text:p>
      <text:h text:style-name="Heading_20_1" text:outline-level="1"><text:span text:style-name="T12">2.4 </text:span>Schema E-R ristrutturato + regole aziendali</text:h>
      <text:h text:style-name="P42" text:outline-level="2"><draw:frame draw:style-name="fr1" draw:name="Forma1" text:anchor-type="paragraph" svg:x="0.15cm" svg:y="0.46cm" svg:width="16.806cm" style:rel-width="scale" svg:height="6.498cm" style:rel-height="scale" draw:z-index="5"><draw:text-box><text:p text:style-name="Normal">QUI CI VA IL VOSTRO SCHEMA ER <text:span text:style-name="T13">RISTRUTTURATO</text:span><text:span text:style-name="Default_20_Paragraph_20_Font"><text:span text:style-name="T3"> </text:span></text:span></text:p></draw:text-box></draw:frame></text:h>
      <text:h text:style-name="P42" text:outline-level="2">Regole aziendali</text:h>
      <text:h text:style-name="P42" text:outline-level="2">Vincoli di Integrità:</text:h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22">RV1</text:p>
          </table:table-cell>
          <table:table-cell table:style-name="Tabella2.B1" office:value-type="string">
            <text:p text:style-name="P22">&lt;concetto&gt; deve/non deve &lt;espressione&gt;</text:p>
          </table:table-cell>
        </table:table-row>
        <table:table-row>
          <table:table-cell table:style-name="Tabella2.A2" office:value-type="string">
            <text:p text:style-name="P22">...</text:p>
          </table:table-cell>
          <table:table-cell table:style-name="Tabella2.B2" office:value-type="string">
            <text:p text:style-name="P22">...</text:p>
          </table:table-cell>
        </table:table-row>
      </table:table>
      <text:h text:style-name="P42" text:outline-level="2">Derivazioni:</text:h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22">RD1</text:p>
          </table:table-cell>
          <table:table-cell table:style-name="Tabella3.B1" office:value-type="string">
            <text:p text:style-name="P22">&lt;concetto&gt; si ottiene &lt;operazione&gt;</text:p>
          </table:table-cell>
        </table:table-row>
        <table:table-row>
          <table:table-cell table:style-name="Tabella3.A2" office:value-type="string">
            <text:p text:style-name="P22">...</text:p>
          </table:table-cell>
          <table:table-cell table:style-name="Tabella3.B2" office:value-type="string">
            <text:p text:style-name="P22">...</text:p>
          </table:table-cell>
        </table:table-row>
      </table:table>
      <text:p text:style-name="P37"/>
      <text:h text:style-name="P43" text:outline-level="2">Domini degli attributi</text:h>
      <text:p text:style-name="P38">&lt;<text:span text:style-name="T19">inserite qui solo gli attributi che sono stati aggiunti o modificati in fase di ristrutturazione</text:span>.&gt;</text:p>
      <table:table table:name="Tabella5" table:style-name="Tabella5">
        <table:table-column table:style-name="Tabella5.A"/>
        <table:table-column table:style-name="Tabella5.B" table:number-columns-repeated="2"/>
        <table:table-row>
          <table:table-cell table:style-name="Tabella5.A1" office:value-type="string">
            <text:p text:style-name="P50">Entità/Associazione</text:p>
          </table:table-cell>
          <table:table-cell table:style-name="Tabella5.A1" office:value-type="string">
            <text:p text:style-name="P50">Attributo</text:p>
          </table:table-cell>
          <table:table-cell table:style-name="Tabella5.C1" office:value-type="string">
            <text:p text:style-name="P50">Dominio</text:p>
          </table:table-cell>
        </table:table-row>
        <table:table-row>
          <table:table-cell table:style-name="Tabella5.A2" office:value-type="string">
            <text:p text:style-name="P51">&lt;nome&gt;</text:p>
          </table:table-cell>
          <table:table-cell table:style-name="Tabella5.A2" office:value-type="string">
            <text:p text:style-name="P51">&lt;nome&gt;</text:p>
          </table:table-cell>
          <table:table-cell table:style-name="Tabella5.C2" office:value-type="string">
            <text:p text:style-name="P51">&lt;tipo (es. intero, stringa, data, ...)</text:p>
          </table:table-cell>
        </table:table-row>
        <table:table-row>
          <table:table-cell table:style-name="Tabella5.A2" office:value-type="string">
            <text:p text:style-name="P52"/>
          </table:table-cell>
          <table:table-cell table:style-name="Tabella5.A2" office:value-type="string">
            <text:p text:style-name="P52"/>
          </table:table-cell>
          <table:table-cell table:style-name="Tabella5.C2" office:value-type="string">
            <text:p text:style-name="P52"/>
          </table:table-cell>
        </table:table-row>
        <table:table-row>
          <table:table-cell table:style-name="Tabella5.A2" office:value-type="string">
            <text:p text:style-name="P52"/>
          </table:table-cell>
          <table:table-cell table:style-name="Tabella5.A2" office:value-type="string">
            <text:p text:style-name="P52"/>
          </table:table-cell>
          <table:table-cell table:style-name="Tabella5.C2" office:value-type="string">
            <text:p text:style-name="P52"/>
          </table:table-cell>
        </table:table-row>
        <table:table-row>
          <table:table-cell table:style-name="Tabella5.A2" office:value-type="string">
            <text:p text:style-name="P52"/>
          </table:table-cell>
          <table:table-cell table:style-name="Tabella5.A2" office:value-type="string">
            <text:p text:style-name="P52"/>
          </table:table-cell>
          <table:table-cell table:style-name="Tabella5.C2" office:value-type="string">
            <text:p text:style-name="P52"/>
          </table:table-cell>
        </table:table-row>
      </table:table>
      <text:p text:style-name="P39"/>
      <text:h text:style-name="Heading_20_1" text:outline-level="1"><text:soft-page-break/>2.5 Schema relazionale <text:span text:style-name="T12">con</text:span> vincoli di integrità referenziale</text:h>
      <text:p text:style-name="P13">&lt;Relazione1 (<text:span text:style-name="T17">Identificatore</text:span>, Attributo1, …)&gt;<text:line-break/>&lt;Relazione2 (<text:span text:style-name="T17">Identificatore</text:span>, Attributo1, …)<text:line-break/><text:tab/>Relazione2 (Attributo1) referenzia Relazionex (Attributoy)&gt;<text:line-break/>&lt;Relazione3 (<text:span text:style-name="T17">Identificatore</text:span>, Attributo1, …)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set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 style:writing-mode="lr-tb"/>
      <style:text-properties style:font-name="Times New Roman" fo:font-family="'Times New Roman'" style:font-style-name="Normale" style:font-family-generic="roman" style:font-pitch="variable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01cm" fo:margin-bottom="0.199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Times New Roman1" fo:font-family="'Times New Roman'" style:font-family-generic="roman" style:font-pitch="variable" fo:font-size="10.5pt" style:font-name-asian="Times New Roman1" style:font-family-asian="'Times New Roman'" style:font-family-generic-asian="roman" style:font-pitch-asian="variable" style:font-size-asian="10.5pt" style:font-name-complex="Times New Roman1" style:font-family-complex="'Times New Roman'" style:font-family-generic-complex="roman" style:font-pitch-complex="variable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lr-tb"/>
      <style:text-properties style:font-name="Arial1" fo:font-family="Arial" style:font-style-name="Grassetto" style:font-family-generic="swiss" style:font-pitch="variable" fo:font-size="14pt" fo:font-weight="bold" style:font-size-asian="101%" style:font-weight-asian="bold" style:font-size-complex="101%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meta:creation-date>2017-11-17T10:30:00Z</meta:creation-date>
    <dc:date>2018-11-19T10:40:55.818000000</dc:date>
    <meta:editing-cycles>35</meta:editing-cycles>
    <meta:editing-duration>PT2H25M55S</meta:editing-duration>
    <meta:document-statistic meta:table-count="10" meta:image-count="0" meta:object-count="0" meta:page-count="6" meta:paragraph-count="135" meta:word-count="447" meta:character-count="3292" meta:non-whitespace-character-count="2958"/>
    <meta:template xlink:type="simple" xlink:actuate="onRequest" xlink:title="" xlink:href="Normal.dotm"/>
  </office:meta>
</office:document-meta>
</file>